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00</text:p>
      <text:p text:style-name="Standard"/>
      <text:p text:style-name="Standard">Demandeur : SARL DE GASTRY</text:p>
      <text:p text:style-name="Standard">Adresse : Gastry<text:line-break/>22210 LE CAMBOUT</text:p>
      <text:p text:style-name="Standard">Cédant : EARL LES RUES D'EN HAUT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SAINT-ETIENNE-DU-GUE-DE-L'ISLE</text:p>
      <text:p text:style-name="Standard"/>
      <text:p text:style-name="Standard"/>
      <text:p text:style-name="Standard"/>
      <text:p text:style-name="P1">Dossier n° : C22250300</text:p>
      <text:p text:style-name="P1"/>
      <text:p text:style-name="P1">Demandeur : SARL DE GASTRY</text:p>
      <text:p text:style-name="P1">Adresse : Gastry<text:line-break/>22210 LE CAMBOUT</text:p>
      <text:p text:style-name="P1">Cédant : EARL LES RUES D'EN HAUT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SAINT-ETIENNE-DU-GUE-DE-L'ISLE</text:p>
      <text:p text:style-name="P1"/>
      <text:p text:style-name="P1"/>
      <text:p text:style-name="P1">Parcelles : ZI8 - ZI9 - ZE67 - ZE68</text:p>
      <text:p text:style-name="P1">Superficie : 8,8063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